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.1665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style:text-blinking="false" fo:background-color="transparent"/>
    </style:style>
    <style:style style:name="P4" style:family="paragraph" style:parent-style-name="Text_20_body" style:list-style-name="L1">
      <loext:graphic-properties draw:fill="none" draw:fill-color="#ffffff"/>
      <style:paragraph-properties fo:margin-top="0.1665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2">
      <loext:graphic-properties draw:fill="none" draw:fill-color="#ffffff"/>
      <style:paragraph-properties fo:margin-top="0.1665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3">
      <loext:graphic-properties draw:fill="none" draw:fill-color="#ffffff"/>
      <style:paragraph-properties fo:margin-top="0.1665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4">
      <loext:graphic-properties draw:fill="none" draw:fill-color="#ffffff"/>
      <style:paragraph-properties fo:margin-top="0.1665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08f20a" style:text-blinking="false" fo:background-color="transparent"/>
    </style:style>
    <style:style style:name="P10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0a8957" style:text-blinking="false" fo:background-color="transparent"/>
    </style:style>
    <style:style style:name="P11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3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80df7" officeooo:paragraph-rsid="000a8957" style:text-blinking="false" fo:background-color="transparent"/>
    </style:style>
    <style:style style:name="P14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8f20a" officeooo:paragraph-rsid="000a8957" style:text-blinking="false" fo:background-color="transparent"/>
    </style:style>
    <style:style style:name="T1" style:family="text">
      <style:text-properties fo:background-color="#00a65d" loext:char-shading-value="0"/>
    </style:style>
    <style:style style:name="T2" style:family="text">
      <style:text-properties officeooo:rsid="00080df7" fo:background-color="#00a65d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a6402092-7fff-96af-60e1-c48a7c196023"/>1) Introduction</text:p>
      <text:p text:style-name="P2">This section will give the introduction and motivation for the segmentation task and explain why this is an important field in terms of current trends in autonomous systems. <text:span text:style-name="T2">OK</text:span></text:p>
      <text:p text:style-name="P3">2) Research and theory</text:p>
      <text:list xml:id="list2548469782" text:style-name="L1">
        <text:list-item>
          <text:p text:style-name="P4">Difference between class segmentation and instance segmentation <text:span text:style-name="T2">OK</text:span></text:p>
        </text:list-item>
        <text:list-item>
          <text:p text:style-name="P8">Image segmentation - not involving machine learning (basic description, classical approaches) <text:span text:style-name="T2">OK</text:span></text:p>
        </text:list-item>
        <text:list-item>
          <text:p text:style-name="P8">General neural networks terms</text:p>
          <text:list>
            <text:list-item>
              <text:p text:style-name="P8">McCulloh-Pitts neurons <text:span text:style-name="T2">OK</text:span></text:p>
            </text:list-item>
            <text:list-item>
              <text:p text:style-name="P9">Activation functions <text:span text:style-name="T2">OK</text:span></text:p>
            </text:list-item>
            <text:list-item>
              <text:p text:style-name="P13">Loss Function <text:span text:style-name="T1">OK</text:span></text:p>
            </text:list-item>
            <text:list-item>
              <text:p text:style-name="P14">Optimization algorithms (SDG, Adam, AdaDelta…) <text:span text:style-name="T2">OK</text:span></text:p>
            </text:list-item>
            <text:list-item>
              <text:p text:style-name="P10">Backpropagation <text:span text:style-name="T2">OK</text:span></text:p>
            </text:list-item>
            <text:list-item>
              <text:p text:style-name="P8">Techniques for improving net training performance (L2 regularization, momentum...)</text:p>
            </text:list-item>
            <text:list-item>
              <text:p text:style-name="P8">Techniques to fight against net overfitting (dropout, prunning…), etc…)</text:p>
            </text:list-item>
            <text:list-item>
              <text:p text:style-name="P8">Choosing net hyperparameters</text:p>
            </text:list-item>
          </text:list>
        </text:list-item>
        <text:list-item>
          <text:p text:style-name="P8">Convolutional neural networks</text:p>
          <text:list>
            <text:list-item>
              <text:p text:style-name="P8">Brief history</text:p>
            </text:list-item>
            <text:list-item>
              <text:p text:style-name="P8">Basic description of the most groundbreaking architectures winning ImageNet challenge (these are used as an encoder for segmentation networks)</text:p>
            </text:list-item>
          </text:list>
        </text:list-item>
        <text:list-item>
          <text:p text:style-name="P8">Image segmentation - involving machine learning</text:p>
          <text:list>
            <text:list-item>
              <text:p text:style-name="P8">Using deconvolution (DeconvNet)</text:p>
            </text:list-item>
            <text:list-item>
              <text:p text:style-name="P8">Fully convolutional networks (FCN)</text:p>
            </text:list-item>
            <text:list-item>
              <text:p text:style-name="P8">Using Conditional random fields (DeepLab)</text:p>
            </text:list-item>
          </text:list>
        </text:list-item>
        <text:list-item>
          <text:p text:style-name="P8">SegNet and Bayesian SegNet - encoder/decoder architecture</text:p>
        </text:list-item>
        <text:list-item>
          <text:p text:style-name="P8">Data augmentation techniques</text:p>
          <text:list>
            <text:list-item>
              <text:p text:style-name="P8">Mirroring, random crops, scales etc.</text:p>
            </text:list-item>
          </text:list>
        </text:list-item>
      </text:list>
      <text:p text:style-name="P3">4) Implementation and method</text:p>
      <text:list xml:id="list2271397859" text:style-name="L2">
        <text:list-item>
          <text:p text:style-name="P5">Brief introduction of NN frameworks (Caffe, Pytorch, Tensorflow)</text:p>
        </text:list-item>
        <text:list-item>
          <text:p text:style-name="P11">Caffe version 1.0</text:p>
        </text:list-item>
        <text:list-item>
          <text:p text:style-name="P11">Installation/building components from source</text:p>
        </text:list-item>
        <text:list-item>
          <text:p text:style-name="P11">Hardware considerations for training conv nets (GPU vs CPU, cloud training)</text:p>
        </text:list-item>
        <text:list-item>
          <text:p text:style-name="P11">GPU support packages (CUDA)</text:p>
        </text:list-item>
        <text:list-item>
          <text:p text:style-name="P11">Setting up SegNet training in Caffe under Linux</text:p>
        </text:list-item>
        <text:list-item>
          <text:p text:style-name="P11">Creating auxiliary Python scripts for data visualization</text:p>
        </text:list-item>
        <text:list-item>
          <text:p text:style-name="P11">Creating custom dataset (Labelbox)</text:p>
        </text:list-item>
      </text:list>
      <text:p text:style-name="P3">5) Results</text:p>
      <text:list xml:id="list4223163574" text:style-name="L3">
        <text:list-item>
          <text:p text:style-name="P6">SegNet, Bayesian SegNet - results for 2 classes on custom dataset, various hyperparameters, with and without data augmentation</text:p>
        </text:list-item>
        <text:list-item>
          <text:p text:style-name="P12">SegNet Basic, Bayesian SegNet Basic (shallower versions of the above) - results for 2 classes on custom dataset, various hyperparameters, with and without data augmentation</text:p>
        </text:list-item>
      </text:list>
      <text:p text:style-name="P3">6) Discussion and future work</text:p>
      <text:list xml:id="list2859484027" text:style-name="L4">
        <text:list-item>
          <text:p text:style-name="P7">More complex net architectures out there that give promising results for more complicated scenes (ResNet, ...)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19:32:15.589696620</meta:creation-date>
    <dc:date>2020-04-15T22:01:09.453673109</dc:date>
    <meta:editing-duration>PT8M23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38" meta:word-count="305" meta:character-count="2045" meta:non-whitespace-character-count="1810"/>
  </office:meta>
</office:document-meta>
</file>